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nl" fo:country="NL"/>
    </style:style>
    <style:style style:name="P5" style:parent-style-name="ListParagraph" style:list-style-name="LFO1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P8" style:parent-style-name="ListParagraph" style:list-style-name="LFO2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P12" style:parent-style-name="Title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language="nl" fo:country="NL"/>
    </style:style>
    <style:style style:name="P19" style:parent-style-name="Normal" style:family="paragraph">
      <style:text-properties fo:language="nl" fo:country="NL"/>
    </style:style>
    <style:style style:name="P20" style:parent-style-name="Normal" style:family="paragraph">
      <style:text-properties fo:language="nl" fo:country="NL"/>
    </style:style>
    <style:style style:name="P21" style:parent-style-name="Normal" style:family="paragraph">
      <style:text-properties fo:language="nl" fo:country="NL"/>
    </style:style>
    <style:style style:name="P22" style:parent-style-name="Normal" style:family="paragraph">
      <style:text-properties fo:language="nl" fo:country="NL"/>
    </style:style>
    <style:style style:name="P23" style:parent-style-name="Normal" style:family="paragraph">
      <style:text-properties fo:language="nl" fo:country="NL"/>
    </style:style>
    <style:style style:name="P24" style:parent-style-name="Normal" style:family="paragraph">
      <style:text-properties fo:language="nl" fo:country="NL"/>
    </style:style>
    <style:style style:name="P25" style:parent-style-name="Normal" style:family="paragraph">
      <style:text-properties fo:language="nl" fo:country="NL"/>
    </style:style>
    <style:style style:name="P26" style:parent-style-name="Normal" style:family="paragraph">
      <style:text-properties fo:language="nl" fo:country="NL"/>
    </style:style>
    <style:style style:name="T27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Customer segment</text:p>
      <text:p text:style-name="P2"/>
      <text:p text:style-name="P3">Primaire doelgroep:</text:p>
      <text:list text:style-name="LFO1" text:continue-numbering="true">
        <text:list-item>
          <text:p text:style-name="P4">Bedrijven die naar mijn werk willen kijken om mij misschien in te huren</text:p>
        </text:list-item>
        <text:list-item>
          <text:p text:style-name="P5">Zzp’ers die graag mijn werk willen zien om daaruit te kijken of ze mij willen inhuren</text:p>
        </text:list-item>
      </text:list>
      <text:p text:style-name="P6"/>
      <text:p text:style-name="P7">Secundaire doelgroep:</text:p>
      <text:list text:style-name="LFO2" text:continue-numbering="true">
        <text:list-item>
          <text:p text:style-name="P8">Andere webdevs die inspiratie op willen doen.</text:p>
        </text:list-item>
      </text:list>
      <text:p text:style-name="P9"/>
      <text:p text:style-name="P10"/>
      <text:p text:style-name="P11"/>
      <text:p text:style-name="P12">Value propositions</text:p>
      <text:p text:style-name="P13"/>
      <text:p text:style-name="P14">PRODUCT:</text:p>
      <text:p text:style-name="P15">Een galerij van verschillende designs en systemen die ik over de basis van mijn carriere heb gemaakt.</text:p>
      <text:p text:style-name="P16"/>
      <text:p text:style-name="P17">PROBLEEM:</text:p>
      <text:p text:style-name="P18">Je wil een site of app maken maar je hebt geen idee waar je moet beginnen.</text:p>
      <text:p text:style-name="P19"/>
      <text:p text:style-name="P20">OPLOSSING:</text:p>
      <text:p text:style-name="P21">Meerdere designs en ideeën<text:s/>tot de beschikking van de klant als inspiratie</text:p>
      <text:p text:style-name="P22"/>
      <text:p text:style-name="P23">PRIJS:</text:p>
      <text:p text:style-name="P24">Gratis<text:s/></text:p>
      <text:p text:style-name="P25"/>
      <text:p text:style-name="P26">OVER MIJ:</text:p>
      <text:p text:style-name="Normal"><text:span text:style-name="T27">Mijn naam is Matthijs Jurriaans, Ik ben een eerste jaars software developer op het media college amsterdam in de klas SD1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5-22T20:30:00Z</meta:creation-date>
    <dc:date>2022-05-22T20:52:00Z</dc:date>
    <meta:template xlink:href="Normal" xlink:type="simple"/>
    <meta:editing-cycles>1</meta:editing-cycles>
    <meta:editing-duration>PT1320S</meta:editing-duration>
    <meta:document-statistic meta:page-count="1" meta:paragraph-count="1" meta:word-count="107" meta:character-count="720" meta:row-count="5" meta:non-whitespace-character-count="614"/>
  </office:meta>
</office:document-meta>
</file>